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5818F0F28D82AFA8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Garuda"/>
    </style:style>
    <style:style style:name="P2" style:family="paragraph">
      <style:text-properties style:text-outline="false" style:text-line-through-style="solid" style:text-line-through-type="single" fo:font-size="32pt" fo:text-shadow="1pt 1pt"/>
    </style:style>
    <style:style style:name="P3" style:family="paragraph">
      <loext:graphic-properties draw:fill-color="#ffffff"/>
      <style:text-properties style:text-outline="false" style:text-line-through-style="solid" style:text-line-through-type="single" fo:font-size="32pt" fo:text-shadow="1pt 1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fo:font-size="40pt" fo:text-shadow="1pt 1pt" style:font-size-asian="40pt" style:font-size-complex="40pt"/>
    </style:style>
    <style:style style:name="T2" style:family="text">
      <style:text-properties style:text-outline="false" style:text-line-through-style="solid" style:text-line-through-type="single" fo:font-size="40pt" fo:text-shadow="1pt 1pt" style:font-size-asian="40pt" style:font-size-complex="40pt"/>
    </style:style>
    <style:style style:name="T3" style:family="text">
      <style:text-properties style:text-outline="false" style:text-line-through-style="none" style:text-line-through-type="none" fo:font-size="40pt" fo:text-shadow="1pt 1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Digital humanities - bot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Orthtob</text:span><text:span text:style-name="T2">aute</text:span><text:span text:style-name="T1"> → Ortho</text:span><text:span text:style-name="T3">b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thobot - Plan</text:p>
          </draw:text-box>
        </draw:frame>
        <draw:frame presentation:style-name="pr5" draw:layer="layout" svg:width="25.199cm" svg:height="12.179cm" svg:x="1.2cm" svg:y="5.021cm" presentation:class="outline" presentation:user-transformed="true">
          <draw:text-box>
            <text:list text:style-name="L3">
              <text:list-item>
                <text:p>Comment ça marche ?</text:p>
              </text:list-item>
              <text:list-item>
                <text:p>Les performances</text:p>
              </text:list-item>
              <text:list-item>
                <text:p>Les hauts et les bas du développement</text:p>
              </text:list-item>
              <text:list-item>
                <text:p>Démonstra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thobot – Comment ça marche 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rouver les URLs des biographies</text:p>
              </text:list-item>
              <text:list-item>
                <text:p>Parser la page</text:p>
              </text:list-item>
              <text:list-item>
                <text:p>Vérification de l’orthographe</text:p>
              </text:list-item>
              <text:list-item>
                <text:p>Mise à jour de la 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thobot – Les UR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DO luk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thobot – Le pars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DO Arnau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thobot - Dictionn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DO Aymer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thobot - P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DO J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thobot - Performa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aute d’orthographe simple <text:s/>:) </text:p>
              </text:list-item>
              <text:list-item>
                <text:p>Toutes les autres :(</text:p>
                <text:p/>
              </text:list-item>
              <text:list-item>
                <text:p>Très difficile d’apprendre la grammaire et l’orthographe à un bot</text:p>
              </text:list-item>
            </text:list>
          </draw:text-box>
        </draw:frame>
        <draw:custom-shape draw:style-name="gr2" draw:text-style-name="P5" draw:layer="layout" svg:width="0.001cm" svg:height="0.2cm" svg:x="18.6cm" svg:y="6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thobot - Algorithmi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es liens O(n) → n = #URLs </text:p>
              </text:list-item>
              <text:list-item>
                <text:p>Parsing O(n) → n = #caractères</text:p>
              </text:list-item>
              <text:list-item>
                <text:p>Dictionnaire O(m log d)</text:p>
                <text:p>→ m = #mots , d = #mots dictionnaire <text:s/></text:p>
              </text:list-item>
              <text:list-item>
                <text:p>Bottleneck sur le dictionnaire 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htobot - démon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DO une image AVANT LE B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thobot - démon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DO une image APRÈS le b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rthobot - 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’encodage en python</text:p>
              </text:list-item>
              <text:list-item>
                <text:p>Le dicitonnaire aussi</text:p>
              </text:list-item>
              <text:list-item>
                <text:p>Beautiful soup pas si beautiful</text:p>
              </text:list-item>
              <text:list-item>
                <text:p>Dur de récolter <text:s/>… &gt; 500 p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3C00000025818F0F28D82AFA8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3:37:36.536534191</meta:creation-date>
    <dc:date>2016-05-24T15:07:17.137048460</dc:date>
    <meta:editing-duration>PT48M46S</meta:editing-duration>
    <meta:editing-cycles>8</meta:editing-cycles>
    <meta:generator>LibreOffice/5.1.2.2$Linux_X86_64 LibreOffice_project/10m0$Build-2</meta:generator>
    <meta:document-statistic meta:object-count="70"/>
  </office:meta>
</office:document-meta>
</file>